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 Mono2" svg:font-family="'DejaVu Sans Mono'" style:font-adornments="Normal" style:font-family-generic="modern" style:font-pitch="fixed"/>
    <style:font-face style:name="DejaVu Sans1" svg:font-family="'DejaVu Sans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ch2_options="{'Style': 'solarized-dark', 'Language': 'PHP', 'UseCharStyles': False, 'LineNumberRatio': 100, 'LineNumberStart': 1, 'MasterCharStyle': '', 'ShowLineNumbers': 0, 'ColourizeBackground': 1, 'LineNumberSeparator': '  ', 'StoreOptionsWithSnippet': 1}" draw:stroke="none" svg:stroke-color="#000000" draw:fill="solid" draw:fill-color="#002b36" draw:auto-grow-height="false" draw:auto-grow-width="false" fo:max-height="0cm" fo:min-height="10.299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fo:min-height="1.328cm"/>
      <style:paragraph-properties style:writing-mode="lr-tb"/>
    </style:style>
    <style:style style:name="pr4" style:family="presentation" style:parent-style-name="Blue_5f_Curve1-outline1">
      <style:graphic-properties fo:min-height="10.001cm"/>
      <style:paragraph-properties style:writing-mode="lr-tb"/>
    </style:style>
    <style:style style:name="pr5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.4cm" fo:margin-bottom="0.4cm" fo:line-height="115%" fo:text-indent="0cm">
        <style:tab-stops/>
      </style:paragraph-properties>
    </style:style>
    <style:style style:name="P4" style:family="paragraph">
      <style:paragraph-properties fo:margin-left="0cm" fo:margin-right="0cm" fo:margin-top="0.5cm" fo:margin-bottom="0.5cm" fo:line-height="115%" fo:text-indent="0cm">
        <style:tab-stops/>
      </style:paragraph-properties>
    </style:style>
    <style:style style:name="P5" style:family="paragraph">
      <loext:graphic-properties draw:fill="solid" draw:fill-color="#002b36"/>
      <style:paragraph-properties style:writing-mode="lr-tb"/>
      <style:text-properties style:font-name="DejaVu Sans Mono2" fo:font-size="12pt"/>
    </style:style>
    <style:style style:name="P6" style:family="paragraph">
      <style:paragraph-properties fo:margin-top="0.37cm" fo:margin-bottom="1cm" fo:text-align="center"/>
    </style:style>
    <style:style style:name="P7" style:family="paragraph">
      <style:paragraph-properties fo:margin-top="0.5cm" fo:margin-bottom="0.5cm"/>
    </style:style>
    <style:style style:name="T1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d33682" loext:opacity="100%" style:font-name="DejaVu Sans Mono2" fo:font-size="12pt" fo:language="zxx" fo:country="none" fo:font-style="normal" style:text-underline-style="none" fo:font-weight="normal"/>
    </style:style>
    <style:style style:name="T4" style:family="text">
      <style:text-properties fo:color="#839496" loext:opacity="100%" style:font-name="DejaVu Sans Mono2" fo:font-size="12pt" fo:language="zxx" fo:country="none" fo:font-style="normal" style:text-underline-style="none" fo:font-weight="normal"/>
    </style:style>
    <style:style style:name="T5" style:family="text">
      <style:text-properties fo:color="#586e75" loext:opacity="100%" style:font-name="DejaVu Sans Mono2" fo:font-size="12pt" fo:language="zxx" fo:country="none" fo:font-style="normal" style:text-underline-style="none" fo:font-weight="normal"/>
    </style:style>
    <style:style style:name="T6" style:family="text">
      <style:text-properties fo:color="#859900" loext:opacity="100%" style:font-name="DejaVu Sans Mono2" fo:font-size="12pt" fo:language="zxx" fo:country="none" fo:font-style="normal" style:text-underline-style="none" fo:font-weight="normal"/>
    </style:style>
    <style:style style:name="T7" style:family="text">
      <style:text-properties fo:color="#268bd2" loext:opacity="100%" style:font-name="DejaVu Sans Mono2" fo:font-size="12pt" fo:language="zxx" fo:country="none" fo:font-style="normal" style:text-underline-style="none" fo:font-weight="normal"/>
    </style:style>
    <style:style style:name="T8" style:family="text">
      <style:text-properties fo:font-variant="normal" fo:text-transform="none" fo:color="#839496" loext:opacity="100%" style:text-outline="false" style:text-line-through-style="none" style:text-line-through-type="none" style:font-name="DejaVu Sans Mono2" fo:font-size="12pt" fo:language="zxx" fo:country="none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859900" loext:opacity="100%" style:text-outline="false" style:text-line-through-style="none" style:text-line-through-type="none" style:font-name="DejaVu Sans Mono2" fo:font-size="12pt" fo:language="zxx" fo:country="none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268bd2" loext:opacity="100%" style:text-outline="false" style:text-line-through-style="none" style:text-line-through-type="none" style:font-name="DejaVu Sans Mono2" fo:font-size="12pt" fo:language="zxx" fo:country="none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language="fr" fo:country="FR"/>
    </style:style>
    <style:style style:name="T12" style:family="text">
      <style:text-properties fo:color="#d33682" loext:opacity="100%" style:font-name="DejaVu Sans Mono2" fo:font-size="12pt" fo:language="zxx" fo:country="none" fo:font-style="normal" style:text-underline-style="none" fo:font-weight="normal" fo:background-color="transparent"/>
    </style:style>
    <style:style style:name="T13" style:family="text">
      <style:text-properties fo:color="#839496" loext:opacity="100%" style:font-name="DejaVu Sans Mono2" fo:font-size="12pt" fo:language="zxx" fo:country="none" fo:font-style="normal" style:text-underline-style="none" fo:font-weight="normal" fo:background-color="transparent"/>
    </style:style>
    <style:style style:name="T14" style:family="text">
      <style:text-properties fo:color="#586e75" loext:opacity="100%" style:font-name="DejaVu Sans Mono2" fo:font-size="12pt" fo:language="zxx" fo:country="none" fo:font-style="normal" style:text-underline-style="none" fo:font-weight="normal" fo:background-color="transparent"/>
    </style:style>
    <style:style style:name="T15" style:family="text">
      <style:text-properties fo:color="#859900" loext:opacity="100%" style:font-name="DejaVu Sans Mono2" fo:font-size="12pt" fo:language="zxx" fo:country="none" fo:font-style="normal" style:text-underline-style="none" fo:font-weight="normal" fo:background-color="transparent"/>
    </style:style>
    <style:style style:name="T16" style:family="text">
      <style:text-properties fo:color="#268bd2" loext:opacity="100%" style:font-name="DejaVu Sans Mono2" fo:font-size="12pt" fo:language="zxx" fo:country="none" fo:font-style="normal" style:text-underline-style="none" fo:font-weight="normal" fo:background-color="transparent"/>
    </style:style>
    <style:style style:name="T17" style:family="text">
      <style:text-properties fo:color="#2aa198" loext:opacity="100%" style:font-name="DejaVu Sans Mono2" fo:font-size="12pt" fo:language="zxx" fo:country="none" fo:font-style="normal" style:text-underline-style="none" fo:font-weight="normal" fo:background-color="transparent"/>
    </style:style>
    <style:style style:name="T18" style:family="text">
      <style:text-properties fo:color="#586e75" loext:opacity="100%" style:font-name="DejaVu Sans Mono2" fo:font-size="12pt" fo:language="zxx" fo:country="none" fo:font-style="italic" style:text-underline-style="none" fo:font-weight="normal"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<text:file-name text:display="name">PHP Generator - Yield key word</text:file-name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3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<text:file-name text:display="name">PHP Generator - Yield key word</text:file-name></text:p>
          </draw:text-box>
        </draw:frame>
        <draw:frame presentation:style-name="pr4" draw:text-style-name="P1" draw:layer="layout" svg:width="12.687cm" svg:height="10cm" svg:x="1cm" svg:y="3cm" presentation:class="outline" presentation:user-transformed="true">
          <draw:text-box>
            <text:list text:style-name="L2">
              <text:list-item>
                <text:p text:style-name="P3"><text:span text:style-name="T1">Définition</text:span></text:p>
                <text:p text:style-name="P4">La majorité des fonctions, en php, renvoient des scalaires, des tableaux, des objets… <text:line-break/>ou rien du tout.</text:p>
                <text:p text:style-name="P4">Mais lors d’un <text:span text:style-name="T2">return</text:span>, il n’y a qu’une valeur.</text:p>
              </text:list-item>
            </text:list>
          </draw:text-box>
        </draw:frame>
        <draw:frame draw:style-name="gr2" draw:text-style-name="P5" draw:layer="layout" svg:width="12.5cm" svg:height="10.549cm" svg:x="14.5cm" svg:y="2.951cm">
          <draw:text-box>
            <text:p><text:span text:style-name="T3">&lt;?php</text:span></text:p>
            <text:p><text:span text:style-name="T4"/></text:p>
            <text:p><text:span text:style-name="T5">...</text:span></text:p>
            <text:p><text:span text:style-name="T4"/></text:p>
            <text:p><text:span text:style-name="T6">public</text:span><text:span text:style-name="T4"> </text:span><text:span text:style-name="T6">function</text:span><text:span text:style-name="T4"> </text:span><text:span text:style-name="T7">label</text:span><text:span text:style-name="T4">()</text:span><text:span text:style-name="T5">:</text:span><text:span text:style-name="T4"> string</text:span></text:p>
            <text:p><text:span text:style-name="T4">{</text:span></text:p>
            <text:p><text:span text:style-name="T4"><text:s text:c="4"/></text:span><text:span text:style-name="T6">return</text:span><text:span text:style-name="T4"> </text:span><text:span text:style-name="T7">$this→label</text:span><text:span text:style-name="T4">;</text:span></text:p>
            <text:p><text:span text:style-name="T4">}</text:span></text:p>
            <text:p><text:span text:style-name="T4"/></text:p>
            <text:p><text:span text:style-name="T6">public</text:span><text:span text:style-name="T4"> </text:span><text:span text:style-name="T6">function</text:span><text:span text:style-name="T4"> </text:span><text:span text:style-name="T7">likes</text:span><text:span text:style-name="T4">()</text:span><text:span text:style-name="T5">:</text:span><text:span text:style-name="T4"> </text:span><text:span text:style-name="T6">array</text:span></text:p>
            <text:p><text:span text:style-name="T4">{</text:span></text:p>
            <text:p><text:span text:style-name="T8"><text:s text:c="4"/></text:span><text:span text:style-name="T9">return</text:span><text:span text:style-name="T8"> </text:span><text:span text:style-name="T10">$this</text:span><text:span text:style-name="T7">→likes</text:span><text:span text:style-name="T4">;</text:span></text:p>
            <text:p><text:span text:style-name="T4">}</text:span></text:p>
            <text:p><text:span text:style-name="T4"/></text:p>
            <text:p><text:span text:style-name="T6">public</text:span><text:span text:style-name="T4"> </text:span><text:span text:style-name="T6">function</text:span><text:span text:style-name="T4"> </text:span><text:span text:style-name="T7">addLike</text:span><text:span text:style-name="T4">(Like </text:span><text:span text:style-name="T7">$like</text:span><text:span text:style-name="T4">)</text:span><text:span text:style-name="T5">:</text:span><text:span text:style-name="T4"> void</text:span></text:p>
            <text:p><text:span text:style-name="T4">{</text:span></text:p>
            <text:p><text:span text:style-name="T8"><text:s text:c="4"/></text:span><text:span text:style-name="T10">$this</text:span><text:span text:style-name="T7">→likes</text:span><text:span text:style-name="T4">[] </text:span><text:span text:style-name="T5">=</text:span><text:span text:style-name="T4"> </text:span><text:span text:style-name="T7">$like</text:span><text:span text:style-name="T4">;</text:span></text:p>
            <text:p><text:span text:style-name="T4">}</text:span></text:p>
            <text:p><text:span text:style-name="T4"/></text:p>
            <text:p><text:span text:style-name="T4">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3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<text:file-name text:display="name">PHP Generator - Yield key word</text:file-name></text:p>
          </draw:text-box>
        </draw:frame>
        <draw:frame presentation:style-name="pr4" draw:text-style-name="P1" draw:layer="layout" svg:width="12.687cm" svg:height="10cm" svg:x="1cm" svg:y="3cm" presentation:class="outline" presentation:user-transformed="true">
          <draw:text-box>
            <text:list text:style-name="L2">
              <text:list-item>
                <text:p text:style-name="P3"><text:span text:style-name="T1">Définition</text:span></text:p>
                <text:p text:style-name="P4">Un générateur va pouvoir <text:span text:style-name="T11">exécuter</text:span> du code au runtime. </text:p>
                <text:p text:style-name="P4">Le mot clé ‘yield’ va permettre au code de la fonction d’être <text:span text:style-name="T11">exécuté</text:span> uniquement au moment où la fonction appelante parsera son retour.</text:p>
              </text:list-item>
            </text:list>
          </draw:text-box>
        </draw:frame>
        <draw:frame draw:style-name="gr2" draw:text-style-name="P5" draw:layer="layout" svg:width="12.5cm" svg:height="10.55cm" svg:x="14.5cm" svg:y="2.95cm">
          <draw:text-box>
            <text:p><text:span text:style-name="T12">&lt;?php</text:span></text:p>
            <text:p><text:span text:style-name="T13"/></text:p>
            <text:p><text:span text:style-name="T14">...</text:span></text:p>
            <text:p><text:span text:style-name="T13"/></text:p>
            <text:p><text:span text:style-name="T15">public</text:span><text:span text:style-name="T13"> </text:span><text:span text:style-name="T15">function</text:span><text:span text:style-name="T13"> </text:span><text:span text:style-name="T16">generator</text:span><text:span text:style-name="T13">()</text:span><text:span text:style-name="T14">:</text:span><text:span text:style-name="T13"> iterable</text:span></text:p>
            <text:p><text:span text:style-name="T13">{</text:span></text:p>
            <text:p><text:span text:style-name="T13"><text:s text:c="4"/></text:span><text:span text:style-name="T15">for</text:span><text:span text:style-name="T13">(</text:span><text:span text:style-name="T16">$i</text:span><text:span text:style-name="T13"> </text:span><text:span text:style-name="T14">=</text:span><text:span text:style-name="T13"> </text:span><text:span text:style-name="T17">0</text:span><text:span text:style-name="T13">; </text:span><text:span text:style-name="T16">$i</text:span><text:span text:style-name="T13"> </text:span><text:span text:style-name="T14">&lt;=</text:span><text:span text:style-name="T13"> </text:span><text:span text:style-name="T17">31</text:span><text:span text:style-name="T13">; </text:span><text:span text:style-name="T16">$i</text:span><text:span text:style-name="T13"> </text:span><text:span text:style-name="T14">+=</text:span><text:span text:style-name="T13"> </text:span><text:span text:style-name="T17">5</text:span><text:span text:style-name="T13">) {</text:span></text:p>
            <text:p><text:span text:style-name="T13"><text:s text:c="8"/></text:span><text:span text:style-name="T15">yield</text:span><text:span text:style-name="T13"> </text:span><text:span text:style-name="T16">$i</text:span><text:span text:style-name="T13">;</text:span></text:p>
            <text:p><text:span text:style-name="T13"><text:s text:c="4"/></text:span><text:span text:style-name="T13">}</text:span></text:p>
            <text:p><text:span text:style-name="T13">}</text:span></text:p>
            <text:p><text:span text:style-name="T13"/></text:p>
            <text:p><text:span text:style-name="T16">$values</text:span><text:span text:style-name="T13"> </text:span><text:span text:style-name="T14">=</text:span><text:span text:style-name="T13"> generator();</text:span></text:p>
            <text:p><text:span text:style-name="T13"/></text:p>
            <text:p><text:span text:style-name="T15">foreach</text:span><text:span text:style-name="T13">(</text:span><text:span text:style-name="T16">$values</text:span><text:span text:style-name="T13"> </text:span><text:span text:style-name="T15">as</text:span><text:span text:style-name="T13"> </text:span><text:span text:style-name="T16">$value</text:span><text:span text:style-name="T13">) {</text:span></text:p>
            <text:p><text:span text:style-name="T13"><text:s text:c="4"/></text:span><text:span text:style-name="T15">echo</text:span><text:span text:style-name="T13"> </text:span><text:span text:style-name="T17">" $value "</text:span><text:span text:style-name="T13">;</text:span></text:p>
            <text:p><text:span text:style-name="T13">}</text:span></text:p>
            <text:p><text:span text:style-name="T13"/></text:p>
            <text:p><text:span text:style-name="T18">/* 6 11 16 21 26 31 */</text:span></text:p>
            <text:p><text:span text:style-name="T1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3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><text:file-name text:display="name">PHP Generator - Yield key word</text:file-name>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header>
                <text:p text:style-name="P6">Le gros avantage, c’est la gestion mémoire.</text:p>
              </text:list-header>
              <text:list-item>
                <text:p text:style-name="P7">Un tableau classique =&gt; mémoire pour TOUT le tableau.</text:p>
              </text:list-item>
              <text:list-item>
                <text:p text:style-name="P7">Un générateur ne s’exécute que lorsqu’il est appelé, donc une utilisation mémoire pour la valeur de l’itération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 Mono2" svg:font-family="'DejaVu Sans Mono'" style:font-adornments="Normal" style:font-family-generic="modern" style:font-pitch="fixed"/>
    <style:font-face style:name="DejaVu Sans1" svg:font-family="'DejaVu Sans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3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03T22:04:57.676081374</meta:creation-date>
    <meta:editing-duration>PT27M23S</meta:editing-duration>
    <meta:editing-cycles>8</meta:editing-cycles>
    <meta:generator>LibreOffice/7.3.7.2$Linux_X86_64 LibreOffice_project/30$Build-2</meta:generator>
    <dc:title>PHP Generator -- Yield key word</dc:title>
    <dc:date>2023-06-14T16:44:03.770029468</dc:date>
    <meta:document-statistic meta:object-count="52"/>
  </office:meta>
</office:document-meta>
</file>